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4.845cm" style:rel-column-width="2747*"/>
    </style:style>
    <style:style style:name="Tableau3.B" style:family="table-column">
      <style:table-column-properties style:column-width="2.618cm" style:rel-column-width="1484*"/>
    </style:style>
    <style:style style:name="Tableau3.C" style:family="table-column">
      <style:table-column-properties style:column-width="3.706cm" style:rel-column-width="2101*"/>
    </style:style>
    <style:style style:name="Tableau3.D" style:family="table-column">
      <style:table-column-properties style:column-width="5.235cm" style:rel-column-width="2968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fo:line-height="0.459cm">
        <style:tab-stops/>
      </style:paragraph-properties>
      <style:text-properties style:font-name="Arial1" fo:font-size="11pt" fo:language="zxx" fo:country="none" style:font-size-asian="11pt" style:language-asian="zxx" style:country-asian="none" style:font-size-complex="11pt"/>
    </style:style>
    <style:style style:name="P4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/>
    </style:style>
    <style:style style:name="P9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1" style:family="paragraph" style:parent-style-name="Standard"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line-height="0.3cm" style:snap-to-layout-grid="fals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fo:line-height="0.459cm"/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line-height="0.459cm" style:snap-to-layout-grid="false"/>
      <style:text-properties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7" style:family="paragraph" style:parent-style-name="Standard">
      <style:paragraph-properties fo:margin-top="0cm" fo:margin-bottom="0.071cm" fo:line-height="0.564cm" style:snap-to-layout-grid="false"/>
      <style:text-properties fo:color="#c0c0c0" style:font-name="Arial1" fo:font-size="8pt" style:font-size-asian="8pt"/>
    </style:style>
    <style:style style:name="P1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9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20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1" fo:font-size="11pt" style:font-size-asian="11pt" style:font-name-complex="Arial1" style:font-size-complex="11pt"/>
    </style:style>
    <style:style style:name="P21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1" fo:font-size="11pt" fo:font-weight="bold" style:font-size-asian="11pt" style:font-weight-asian="bold" style:font-name-complex="Arial1" style:font-size-complex="11pt" style:font-weight-complex="bold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text-properties style:font-name="Arial" fo:font-size="11pt" style:font-size-asian="11pt" style:font-size-complex="11pt"/>
    </style:style>
    <style:style style:name="P24" style:family="paragraph" style:parent-style-name="Texte_20_de_20_saisie">
      <style:paragraph-properties fo:margin-top="0.199cm" fo:margin-bottom="0.199cm"/>
      <style:text-properties style:font-name="Arial1" fo:font-size="11pt" style:font-size-asian="11pt" style:font-size-complex="11pt"/>
    </style:style>
    <style:style style:name="P25" style:family="paragraph" style:parent-style-name="Texte_20_de_20_saisie">
      <style:paragraph-properties fo:margin-top="0.199cm" fo:margin-bottom="0.199cm" fo:text-align="center" style:justify-single-word="false"/>
      <style:text-properties style:font-name="Arial1" fo:font-size="11pt" style:font-size-asian="11pt" style:font-size-complex="11pt"/>
    </style:style>
    <style:style style:name="P26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1" fo:font-size="11pt" style:font-size-asian="11pt" style:font-size-complex="11pt"/>
    </style:style>
    <style:style style:name="P27" style:family="paragraph" style:parent-style-name="Standard">
      <style:paragraph-properties fo:margin-left="8.251cm" fo:margin-right="0cm" fo:text-align="justify" style:justify-single-word="false" fo:text-indent="-0.25cm" style:auto-text-indent="false"/>
      <style:text-properties style:font-name="Arial1" fo:font-size="11pt" style:font-size-asian="11pt" style:font-size-complex="11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9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0" style:family="paragraph" style:parent-style-name="Texte_20_de_20_saisie">
      <style:paragraph-properties fo:text-align="justify" style:justify-single-word="false"/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"/>
    </style:style>
    <style:style style:name="T3" style:family="text">
      <style:text-properties fo:color="#000000" style:font-name="Arial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qual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prestation_natprest" text:name="prestation_natprest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user_nom" text:name="dataperssuivi_qualsuivi"/>
        <text:user-field-decl office:value-type="string" office:string-value="user_prenom" text:name="dataperssuivi_nomsuivi"/>
        <text:user-field-decl office:value-type="string" office:string-value="" text:name="dataperssuivi_prenomsuivi"/>
        <text:user-field-decl office:value-type="string" office:string-value="user_numtel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7"/>
            </table:table-cell>
            <table:covered-table-cell/>
            <table:covered-table-cell/>
            <table:table-cell table:style-name="Tableau1.A1" table:number-columns-spanned="2" office:value-type="string">
              <text:p text:style-name="P1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4"/>
            </table:table-cell>
            <table:covered-table-cell/>
            <table:covered-table-cell/>
            <table:table-cell table:style-name="Tableau1.A1" table:number-rows-spanned="5" office:value-type="string">
              <text:p text:style-name="P12"/>
            </table:table-cell>
            <table:table-cell table:style-name="Tableau1.A1" table:number-rows-spanned="5" office:value-type="string">
              <text:p text:style-name="P16"><text:user-field-get text:name="personne_qual">personne_qual</text:user-field-get> <text:user-field-get text:name="personne_nom">personne_nom</text:user-field-get> <text:s/><text:user-field-get text:name="personne_prenom">personne_prenom</text:user-field-get></text:p>
              <text:p text:style-name="P3"><text:user-field-get text:name="adresse_numvoie">adresse_numvoie</text:user-field-get> <text:user-field-get text:name="adresse_typevoie">adresse_typevoie</text:user-field-get> <text:s/><text:user-field-get text:name="adresse_nomvoie">adresse_nomvoie</text:user-field-get> <text:line-break/><text:user-field-get text:name="adresse_complideadr">adresse_complideadr</text:user-field-get></text:p>
              <text:p text:style-name="P14"><text:user-field-get text:name="adresse_codepos">adresse_codepos</text:user-field-get> <text:user-field-get text:name="adresse_locaadr">adresse_locaadr</text:user-field-get></text:p>
            </table:table-cell>
          </table:table-row>
          <table:table-row table:style-name="Tableau1.4">
            <table:table-cell table:style-name="Tableau1.A1" office:value-type="string">
              <text:p text:style-name="P8">Réf. : </text:p>
            </table:table-cell>
            <table:table-cell table:style-name="Tableau1.A1" table:number-columns-spanned="2" office:value-type="string">
              <text:p text:style-name="P9">DPAS/SIS/ N° APRE <text:s/>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8">Affaire suivie par : </text:p>
            </table:table-cell>
            <table:covered-table-cell/>
            <table:table-cell table:style-name="Tableau1.A1" office:value-type="string">
              <text:p text:style-name="P10"><text:s/><text:user-field-get text:name="dataperssuivi_qualsuivi">user_nom</text:user-field-get> <text:user-field-get text:name="dataperssuivi_nomsuivi">user_prenom</text:user-field-get> 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8">Tél. : </text:p>
            </table:table-cell>
            <table:table-cell table:style-name="Tableau1.A1" table:number-columns-spanned="2" office:value-type="string">
              <text:p text:style-name="P10"><text:s/><text:user-field-get text:name="dataperssuivi_numtelsuivi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5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1"/>
      <text:p text:style-name="P28"><text:user-field-get text:name="personne_qual">personne_qual</text:user-field-get>,<text:line-break/><text:line-break/>Vous avez sollicité une demande de financement dans le cadre de l’Aide Personalisée de Retour à l'Emploi (APRE) qui peut être versée aux allocataires du RSA.</text:p>
      <text:p text:style-name="P29"/>
      <text:p text:style-name="P30"><text:span text:style-name="T1">Après examen de votre demande, j’ai le plaisir de vous informer qu’il vous a été attribué une aide globale de <text:s/></text:span><text:span text:style-name="T1"><text:user-field-get text:name="aprecomiteapre_montantattribue"/></text:span><text:span text:style-name="T1"> <text:s/>€ </text:span><text:span text:style-name="T3">dans les conditions suivantes :</text:span></text:p>
      <text:p text:style-name="P22"/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6">Nature d’aide</text:p>
          </table:table-cell>
          <table:table-cell table:style-name="Tableau3.A1" office:value-type="string">
            <text:p text:style-name="P26">Montant (€)</text:p>
          </table:table-cell>
          <table:table-cell table:style-name="Tableau3.A1" office:value-type="string">
            <text:p text:style-name="P26">Mode de paiement</text:p>
          </table:table-cell>
          <table:table-cell table:style-name="Tableau3.D1" office:value-type="string">
            <text:p text:style-name="P26">Destinataire</text:p>
          </table:table-cell>
        </table:table-row>
        <table:table-row table:style-name="Tableau3.1">
          <table:table-cell table:style-name="Tableau3.A1" office:value-type="string">
            <text:p text:style-name="P26"><text:s/><text:user-field-get text:name="apre_natureaide"/> </text:p>
          </table:table-cell>
          <table:table-cell table:style-name="Tableau3.A1" office:value-type="string">
            <text:p text:style-name="P26"><text:user-field-get text:name="aprecomiteapre_montantattribue"/></text:p>
          </table:table-cell>
          <table:table-cell table:style-name="Tableau3.A1" office:value-type="string">
            <text:p text:style-name="P25">VIREMENT</text:p>
          </table:table-cell>
          <table:table-cell table:style-name="Tableau3.D1" office:value-type="string">
            <text:p text:style-name="P24"><text:user-field-get text:name="personne_qual">personne_qual</text:user-field-get> <text:user-field-get text:name="personne_nom">personne_nom</text:user-field-get><text:line-break/><text:user-field-get text:name="personne_prenom">personne_prenom</text:user-field-get></text:p>
          </table:table-cell>
        </table:table-row>
      </table:table>
      <text:p text:style-name="P22"/>
      <text:p text:style-name="P22"/>
      <text:p text:style-name="P22">Le paiement sera effectué directement sur votre compte.</text:p>
      <text:p text:style-name="P22"/>
      <text:p text:style-name="P23">Je souhaite que cette aide contribue à la réussite de votre projet professionnel.</text:p>
      <text:p text:style-name="P23"/>
      <text:p text:style-name="P22"><text:span text:style-name="T2">Je vous prie de croire</text:span>, <text:user-field-get text:name="personne_qual">personne_qual</text:user-field-get>, à l'assurance de mes salutations distinguées.</text:p>
      <text:p text:style-name="P18"/>
      <text:p text:style-name="P19"/>
      <text:p text:style-name="P19"/>
      <text:p text:style-name="P19"/>
      <text:p text:style-name="P21">Laëtitia Hélouet</text:p>
      <text:p text:style-name="P20">Chef du Service de l’Insertion </text:p>
      <text:p text:style-name="P20">et de la Solidarité</text:p>
      <text:p text:style-name="P20"/>
      <text:p text:style-name="P27"><draw:frame draw:style-name="fr1" draw:name="images1" text:anchor-type="paragraph" svg:x="7.782cm" svg:y="0cm" svg:width="2.939cm" svg:height="2.09cm" draw:z-index="0"><draw:image xlink:href="Pictures/2000000700000B7A0000082B483968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10-08-03T13:51:02.20</dc:date>
    <meta:editing-duration>PT21H23M08S</meta:editing-duration>
    <meta:editing-cycles>52</meta:editing-cycles>
    <meta:generator>OpenOffice.org/3.1$Win32 OpenOffice.org_project/310m11$Build-9399</meta:generator>
    <dc:creator>Nicolas Bonsall</dc:creator>
    <meta:document-statistic meta:table-count="2" meta:image-count="1" meta:object-count="0" meta:page-count="1" meta:paragraph-count="26" meta:word-count="134" meta:character-count="958"/>
  </office:meta>
</office:document-meta>
</file>